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759cm"/>
    </style:style>
    <style:style style:name="co2" style:family="table-column">
      <style:table-column-properties fo:break-before="auto" style:column-width="12.095cm"/>
    </style:style>
    <style:style style:name="co3" style:family="table-column">
      <style:table-column-properties fo:break-before="auto" style:column-width="11.368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28cm" fo:break-before="auto" style:use-optimal-row-height="true"/>
    </style:style>
    <style:style style:name="ro3" style:family="table-row">
      <style:table-row-properties style:row-height="2.018cm" fo:break-before="auto" style:use-optimal-row-height="true"/>
    </style:style>
    <style:style style:name="ro4" style:family="table-row">
      <style:table-row-properties style:row-height="0.83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fo:wrap-option="wrap" style:rotation-align="to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Default"/>
        <table:table-row table:style-name="ro1">
          <table:table-cell table:number-columns-repeated="3" table:style-name="ce1" office:value-type="string" calcext:value-type="string">
            <text:p>31. Costumbre de matrimonios en Yungay</text:p>
          </table:table-cell>
        </table:table-row>
        <table:table-row table:style-name="ro2">
          <table:table-cell office:value-type="string" calcext:value-type="string">
            <text:p>Imeepitapis kostumbrish Yungaychoo padrinu ruran nobyapa ratashnin, ruripan, trahin, sakun, tsukun, mantan i sapatun rantipun.</text:p>
          </table:table-cell>
          <table:table-cell office:value-type="string" calcext:value-type="string">
            <text:p>Dicen que es costumbre muy antigua en Yungay que el padrino hace la ropa de la novia, su pollera, su traje, saco, sombrero, pañolón y que le compra sus zapatos.</text:p>
          </table:table-cell>
          <table:table-cell table:style-name="ce2" office:value-type="string" calcext:value-type="string">
            <text:p>Imaypitapis kostumbrish Yungaychaw padrinu ruran nobyapa ratashnin, ruripan, trahin, sakun, tsukun, mantan i sapatun rantipun.</text:p>
          </table:table-cell>
        </table:table-row>
        <table:table-row table:style-name="ro3">
          <table:table-cell office:value-type="string" calcext:value-type="string">
            <text:p>Tseenash nobyapa papaanin hina apan chunka ishkee wallpata, chunka ishkee hakata, huk kanasta ruruta, huk kargata yamtata, huk hatun kuntupa aswata, huk kara rahuta, huk saku apata, huk botella alkolta i huk botella binuta padrinuta i madrinata.</text:p>
          </table:table-cell>
          <table:table-cell office:value-type="string" calcext:value-type="string">
            <text:p>Entonces el papá de la novia también lleva doce gallinas, doce cuyes, una canasta de huevos, una carga de leña, un cántaro grande de chicha, una carga de hielo, un saco de papas, una botella de alcohol y una botella de vino al padrino y a la madrina.</text:p>
          </table:table-cell>
          <table:table-cell table:style-name="ce2" office:value-type="string" calcext:value-type="string">
            <text:p>Tsaynash nobyapa papaanin hina apan chunka ishkay wallpata, chunka ishkay hakata, huk kanasta ruruta, huk kargata yamtata, huk hatun kuntupa aswata, huk kara rahuta, huk saku apata, huk botella alkolta i huk botella binuta padrinuta i madrinata.</text:p>
          </table:table-cell>
        </table:table-row>
        <table:table-row table:style-name="ro4">
          <table:table-cell office:value-type="string" calcext:value-type="string">
            <text:p>I padrinunash alkilan banda musikuta tsee hunaq tushuyaanampaq.</text:p>
          </table:table-cell>
          <table:table-cell office:value-type="string" calcext:value-type="string">
            <text:p>Y los padrinos contratan una banda de músicos para que bailen ese día.</text:p>
          </table:table-cell>
          <table:table-cell table:style-name="ce2" office:value-type="string" calcext:value-type="string">
            <text:p>I padrinunash alkilan banda musikuta tsay hunaq tushuyaananpaq.</text:p>
          </table:table-cell>
        </table:table-row>
        <table:table-row table:style-name="ro2">
          <table:table-cell office:value-type="string" calcext:value-type="string">
            <text:p>Kasamyentu ushariptin, padrinu apan wayinman nobyukunata i llapan basallukunata chaaratsir, qaran desayunuta.</text:p>
          </table:table-cell>
          <table:table-cell office:value-type="string" calcext:value-type="string">
            <text:p>Después del matrimonio, el padrino lleva los novios a su casa y cuando ha traído todo el cortejo les da desayuno.</text:p>
          </table:table-cell>
          <table:table-cell table:style-name="ce2" office:value-type="string" calcext:value-type="string">
            <text:p>Kasamyentu ushariptin, padrinu apan wayinman nobyukunata i llapan basallukunata chaaratsir, qaran desayunuta.</text:p>
          </table:table-cell>
        </table:table-row>
        <table:table-row table:style-name="ro4">
          <table:table-cell office:value-type="string" calcext:value-type="string">
            <text:p>I despwesnash upyarna qalleekuyan i despwes qatswar.</text:p>
          </table:table-cell>
          <table:table-cell office:value-type="string" calcext:value-type="string">
            <text:p>Después empiezan a tomar y a bailar.</text:p>
          </table:table-cell>
          <table:table-cell table:style-name="ce2" office:value-type="string" calcext:value-type="string">
            <text:p>I despwesnash upyarna qallaykuyan i despwes qatswar.</text:p>
          </table:table-cell>
        </table:table-row>
        <table:table-row table:style-name="ro1">
          <table:table-cell office:value-type="string" calcext:value-type="string">
            <text:p>Puntata plasata kichan madrina i padrinu.</text:p>
          </table:table-cell>
          <table:table-cell office:value-type="string" calcext:value-type="string">
            <text:p>Primero la madrina y el padrino abren la plaza.</text:p>
          </table:table-cell>
          <table:table-cell table:style-name="ce2" office:value-type="string" calcext:value-type="string">
            <text:p>Puntata plasata kichan madrina i padrinu.</text:p>
          </table:table-cell>
        </table:table-row>
        <table:table-row table:style-name="ro1">
          <table:table-cell office:value-type="string" calcext:value-type="string">
            <text:p>I despwesna padrinu qatswan nobyawan.</text:p>
          </table:table-cell>
          <table:table-cell office:value-type="string" calcext:value-type="string">
            <text:p>Y después el padrino baila con la novia.</text:p>
          </table:table-cell>
          <table:table-cell table:style-name="ce2" office:value-type="string" calcext:value-type="string">
            <text:p>I despwesna padrinu qatswan nobyawan.</text:p>
          </table:table-cell>
        </table:table-row>
        <table:table-row table:style-name="ro1">
          <table:table-cell office:value-type="string" calcext:value-type="string">
            <text:p>Pee ushariptinna, madrina qatswan nobyuwan.</text:p>
          </table:table-cell>
          <table:table-cell office:value-type="string" calcext:value-type="string">
            <text:p>Cuando termina, la madrina baila con el novio.</text:p>
          </table:table-cell>
          <table:table-cell table:style-name="ce2" office:value-type="string" calcext:value-type="string">
            <text:p>Pay ushariptinna, madrina qatswan nobyuwan.</text:p>
          </table:table-cell>
        </table:table-row>
        <table:table-row table:style-name="ro4">
          <table:table-cell office:value-type="string" calcext:value-type="string">
            <text:p>Tsee ishkan qatswar ushariptin qatswayan nobyu i nobya.</text:p>
          </table:table-cell>
          <table:table-cell office:value-type="string" calcext:value-type="string">
            <text:p>Cuando esos dos terminan de bailar, bailan el novio y la novia.</text:p>
          </table:table-cell>
          <table:table-cell table:style-name="ce2" office:value-type="string" calcext:value-type="string">
            <text:p>Tsay ishkan qatswar ushariptin qatswayan nobyu i nobya.</text:p>
          </table:table-cell>
        </table:table-row>
        <table:table-row table:style-name="ro1">
          <table:table-cell office:value-type="string" calcext:value-type="string">
            <text:p>Tsee ushariptin llapan nunakuna qatswakuyan.</text:p>
          </table:table-cell>
          <table:table-cell office:value-type="string" calcext:value-type="string">
            <text:p>Cuando ellos terminan, toda la gente baila.</text:p>
          </table:table-cell>
          <table:table-cell table:style-name="ce2" office:value-type="string" calcext:value-type="string">
            <text:p>Tsay ushariptin llapan nunakuna qatswakuyan.</text:p>
          </table:table-cell>
        </table:table-row>
        <table:table-row table:style-name="ro2">
          <table:table-cell office:value-type="string" calcext:value-type="string">
            <text:p>Tseeshi Yungaychoo kostumbri nobyata macheekatsiyan paseepa, i despwes apayan ayatanoo wantushqa.</text:p>
          </table:table-cell>
          <table:table-cell office:value-type="string" calcext:value-type="string">
            <text:p>Dicen que en Yungay la costumbre es que emborrachan completamente a la novia y que después la llevan entre varias personas como a un cadáver.</text:p>
          </table:table-cell>
          <table:table-cell table:style-name="ce2" office:value-type="string" calcext:value-type="string">
            <text:p>Tsayshi Yungaychaw kostumbri nobyata machaykatsiyan pasaypa, i despwes apayan ayatanaw wantushqa.</text:p>
          </table:table-cell>
        </table:table-row>
        <table:table-row table:style-name="ro1">
          <table:table-cell office:value-type="string" calcext:value-type="string">
            <text:p>Tsee kostumbrim allaapa feyu.</text:p>
          </table:table-cell>
          <table:table-cell office:value-type="string" calcext:value-type="string">
            <text:p>Esa costumbre es muy fea.</text:p>
          </table:table-cell>
          <table:table-cell table:style-name="ce2" office:value-type="string" calcext:value-type="string">
            <text:p>Tsay kostumbrim allaapa feyu.</text:p>
          </table:table-cell>
        </table:table-row>
        <table:table-row table:style-name="ro1">
          <table:table-cell office:value-type="string" calcext:value-type="string">
            <text:p>Nishpam kwentayaamarqan Yungay nunakuna.</text:p>
          </table:table-cell>
          <table:table-cell office:value-type="string" calcext:value-type="string">
            <text:p>Así me contaron personas de Yungay.</text:p>
          </table:table-cell>
          <table:table-cell table:style-name="ce2" office:value-type="string" calcext:value-type="string">
            <text:p>Nishpam kwentayaamarqan Yungay nunakuna.</text:p>
          </table:table-cell>
        </table:table-row>
        <table:table-row table:style-name="ro1" table:number-rows-repeated="104856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P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2:23:15.065189720</meta:creation-date>
    <dc:date>2024-01-16T12:29:26.377461547</dc:date>
    <meta:editing-duration>PT6M11S</meta:editing-duration>
    <meta:editing-cycles>1</meta:editing-cycles>
    <meta:document-statistic meta:table-count="1" meta:cell-count="42" meta:object-count="0"/>
    <meta:generator>LibreOffice/7.3.7.2$Linux_X86_64 LibreOffice_project/30$Build-2</meta:generator>
  </office:meta>
</office:document-meta>
</file>